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C0000012C7BBC5031.png" manifest:media-type=""/>
  <manifest:file-entry manifest:full-path="Pictures/100002010000012C0000012CEC1F4567.png" manifest:media-type=""/>
  <manifest:file-entry manifest:full-path="Pictures/100002010000012C0000012C7DEF8BDD.png" manifest:media-type=""/>
  <manifest:file-entry manifest:full-path="Pictures/100002010000012C0000012C751C6E7D.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color="#ffffff" draw:fill-color="#4e376b" draw:textarea-horizontal-align="justify" draw:textarea-vertical-align="middle" draw:auto-grow-height="false"/>
    </style:style>
    <style:style style:name="gr2" style:family="graphic" style:parent-style-name="standard">
      <style:graphic-properties draw:textarea-horizontal-align="justify" draw:textarea-vertical-align="bottom" draw:auto-grow-height="false"/>
    </style:style>
    <style:style style:name="gr3" style:family="graphic" style:parent-style-name="standard">
      <style:graphic-properties draw:fill-color="#0093d9" draw:textarea-horizontal-align="justify" draw:textarea-vertical-align="middle" draw:auto-grow-height="false"/>
    </style:style>
    <style:style style:name="gr4"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gradient" draw:fill-gradient-name="Gradient_20_1" draw:textarea-vertical-align="middle" draw:auto-grow-height="false" fo:min-height="0.749cm" fo:min-width="0.499cm"/>
    </style:style>
    <style:style style:name="gr9" style:family="graphic" style:parent-style-name="objectwithoutfill">
      <style:graphic-properties draw:stroke="solid" svg:stroke-width="0.152cm" draw:marker-start-width="0.427cm" draw:marker-end="Arrow" draw:marker-end-width="0.527cm" draw:fill="none" draw:textarea-vertical-align="middle" fo:padding-top="0.2cm" fo:padding-bottom="0.2cm" fo:padding-left="0.325cm" fo:padding-right="0.325cm"/>
    </style:style>
    <style:style style:name="gr10" style:family="graphic" style:parent-style-name="objectwithoutfill">
      <style:graphic-properties draw:stroke="solid" svg:stroke-width="0.102cm" draw:marker-start-width="0.352cm" draw:marker-end-width="0.352cm" draw:fill="solid" draw:fill-color="#000000" draw:textarea-vertical-align="middle" fo:padding-top="0.175cm" fo:padding-bottom="0.175cm" fo:padding-left="0.3cm" fo:padding-right="0.3cm"/>
    </style:style>
    <style:style style:name="gr11" style:family="graphic" style:parent-style-name="standard">
      <style:graphic-properties draw:textarea-horizontal-align="justify" draw:textarea-vertical-align="top" draw:auto-grow-height="false"/>
    </style:style>
    <style:style style:name="gr12" style:family="graphic" style:parent-style-name="standard">
      <style:graphic-properties draw:fill="solid" draw:fill-color="#4e376b" draw:textarea-horizontal-align="justify" draw:textarea-vertical-align="middle" draw:auto-grow-height="false"/>
    </style:style>
    <style:style style:name="gr13" style:family="graphic" style:parent-style-name="standard">
      <style:graphic-properties draw:fill="solid" draw:fill-color="#4c4c4c" draw:textarea-horizontal-align="justify" draw:textarea-vertical-align="top" draw:auto-grow-height="false"/>
    </style:style>
    <style:style style:name="gr14" style:family="graphic" style:parent-style-name="standard">
      <style:graphic-properties draw:fill="solid" draw:fill-color="#cc0000" draw:textarea-horizontal-align="justify" draw:textarea-vertical-align="middle" draw:auto-grow-height="false"/>
    </style:style>
    <style:style style:name="gr15" style:family="graphic">
      <style:graphic-properties draw:textarea-horizontal-align="justify" draw:textarea-vertical-align="top" draw:auto-grow-height="false"/>
    </style:style>
    <style:style style:name="gr16" style:family="graphic">
      <style:graphic-properties draw:fill="solid" draw:fill-color="#4e376b" draw:textarea-horizontal-align="justify" draw:textarea-vertical-align="middle" draw:auto-grow-height="false"/>
    </style:style>
    <style:style style:name="gr17" style:family="graphic" style:parent-style-name="standard">
      <style:graphic-properties draw:fill="solid" draw:fill-color="#ff8d00" draw:textarea-horizontal-align="justify" draw:textarea-vertical-align="middle" draw:auto-grow-height="false"/>
    </style:style>
    <style:style style:name="gr18" style:family="graphic" style:parent-style-name="standard">
      <style:graphic-properties draw:fill="solid" draw:fill-color="#cc0000" draw:textarea-vertical-align="middle"/>
    </style:style>
    <style:style style:name="gr19" style:family="graphic" style:parent-style-name="standard">
      <style:graphic-properties draw:stroke="solid" svg:stroke-width="0.051cm" draw:marker-start-width="0.276cm" draw:marker-end-width="0.276cm" draw:fill="none" draw:fill-color="#cc0000" draw:textarea-vertical-align="middle" fo:padding-top="0.1cm" fo:padding-bottom="0.1cm" fo:padding-left="0.225cm" fo:padding-right="0.225cm"/>
    </style:style>
    <style:style style:name="gr20" style:family="graphic" style:parent-style-name="standard">
      <style:graphic-properties draw:stroke="solid" svg:stroke-width="0.051cm" svg:stroke-color="#ffffff" draw:marker-start-width="0.355cm" draw:marker-end-width="0.355cm" draw:fill="solid" draw:fill-color="#cc0000" draw:textarea-vertical-align="middle" fo:padding-top="0.15cm" fo:padding-bottom="0.15cm" fo:padding-left="0.275cm" fo:padding-right="0.275cm"/>
    </style:style>
    <style:style style:name="gr21" style:family="graphic" style:parent-style-name="standard">
      <style:graphic-properties draw:stroke="solid" svg:stroke-color="#000000" draw:fill="solid" draw:fill-color="#cc000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color="#ffffff" fo:font-size="18pt"/>
    </style:style>
    <style:style style:name="P3" style:family="paragraph">
      <style:paragraph-properties fo:text-align="center"/>
      <style:text-properties fo:font-size="14pt" style:font-size-asian="14pt" style:font-size-complex="14pt"/>
    </style:style>
    <style:style style:name="P4" style:family="paragraph">
      <style:text-properties fo:font-size="12pt" fo:font-style="italic" style:font-size-asian="12pt" style:font-style-asian="italic" style:font-size-complex="12pt" style:font-style-complex="italic"/>
    </style:style>
    <style:style style:name="P5" style:family="paragraph">
      <style:text-properties style:font-name="Cantarell"/>
    </style:style>
    <style:style style:name="P6" style:family="paragraph">
      <style:text-properties style:font-name="Cantarell" fo:font-size="14pt" style:font-size-asian="14pt" style:font-size-complex="14pt"/>
    </style:style>
    <style:style style:name="P7" style:family="paragraph">
      <style:paragraph-properties fo:text-align="center"/>
      <style:text-properties fo:color="#ffffff"/>
    </style:style>
    <style:style style:name="P8" style:family="paragraph">
      <style:paragraph-properties fo:text-align="center"/>
      <style:text-properties fo:color="#ffffff" fo:font-weight="bold" style:font-weight-asian="bold" style:font-weight-complex="bold"/>
    </style:style>
    <style:style style:name="T1" style:family="text">
      <style:text-properties fo:color="#ffffff" fo:font-size="18pt"/>
    </style:style>
    <style:style style:name="T2" style:family="text">
      <style:text-properties fo:font-size="14pt" style:font-size-asian="14pt" style:font-size-complex="14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font-name="Cantarell" fo:font-size="14pt" style:font-size-asian="14pt" style:font-size-complex="14pt"/>
    </style:style>
    <style:style style:name="T5" style:family="text">
      <style:text-properties fo:color="#ffffff"/>
    </style:style>
    <style:style style:name="T6"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8.382cm" svg:height="1.27cm" svg:x="5.98cm" svg:y="5.191cm">
          <text:p text:style-name="P1"><text:span text:style-name="T1">Proxy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3" xml:id="id3" draw:id="id3" draw:layer="layout" svg:width="4.026cm" svg:height="5.715cm" svg:x="5.937cm" svg:y="10.271cm">
            <text:p text:style-name="P1"><text:span text:style-name="T2">Storage</text:span></text:p>
            <text:p text:style-name="P1"><text:span text:style-name="T2">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6.386cm" svg:y="10.62cm">
            <text:p text:style-name="P1"><text:span text:style-name="T1">Ac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6.345cm" svg:y="11.922cm">
            <text:p text:style-name="P1"><text:span text:style-name="T1">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6.345cm" svg:y="13.192cm">
            <text:p text:style-name="P1"><text:span text:style-name="T1">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 xml:id="id1" draw:id="id1" draw:layer="layout" svg:width="2.54cm" svg:height="2.286cm" svg:x="8.901cm" svg:y="6.969cm">
          <text:p text:style-name="P1">Ring</text:p>
          <draw:enhanced-geometry svg:viewBox="0 0 21600 21600" draw:glue-points="10800 0 3163 3163 0 10800 3163 18437 10800 21600 18437 18437 21600 10800 18437 3163" draw:text-areas="3163 3163 18437 18437" draw:type="ring" draw:modifiers="2254.620123203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2" draw:text-style-name="P3" xml:id="id2" draw:id="id2" draw:layer="layout" svg:width="4.026cm" svg:height="5.715cm" svg:x="10.452cm" svg:y="10.271cm">
            <text:p text:style-name="P1"><text:span text:style-name="T2">Storage</text:span></text:p>
            <text:p text:style-name="P1"><text:span text:style-name="T2">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10.901cm" svg:y="10.62cm">
            <text:p text:style-name="P1"><text:span text:style-name="T1">Ac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10.86cm" svg:y="11.922cm">
            <text:p text:style-name="P1"><text:span text:style-name="T1">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10.86cm" svg:y="13.192cm">
            <text:p text:style-name="P1"><text:span text:style-name="T1">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4" draw:text-style-name="P1" draw:layer="layout" svg:x1="10.171cm" svg:y1="9.255cm" svg:x2="12.465cm" svg:y2="10.271cm" draw:start-shape="id1" draw:start-glue-point="8" draw:end-shape="id2" draw:end-glue-point="0" svg:d="m10171 9255v508h2294v508" svg:viewBox="0 0 2295 1017">
          <text:p/>
        </draw:connector>
        <draw:connector draw:style-name="gr4" draw:text-style-name="P1" draw:layer="layout" svg:x1="10.171cm" svg:y1="9.255cm" svg:x2="7.95cm" svg:y2="10.271cm" draw:start-shape="id1" draw:start-glue-point="8" draw:end-shape="id3" svg:d="m10171 9255v508h-2221v508" svg:viewBox="0 0 2222 1017">
          <text:p/>
        </draw:connector>
        <draw:connector draw:style-name="gr4" draw:text-style-name="P1" draw:layer="layout" svg:x1="10.171cm" svg:y1="6.461cm" svg:x2="10.171cm" svg:y2="6.969cm" draw:start-shape="id4" draw:start-glue-point="2" draw:end-shape="id1" draw:end-glue-point="4" svg:d="m10171 6461v508" svg:viewBox="0 0 1 509">
          <text:p/>
        </draw:connector>
        <draw:frame draw:style-name="gr5" draw:text-style-name="P4" draw:layer="layout" svg:width="3.597cm" svg:height="0.725cm" svg:x="10.76cm" svg:y="8.911cm">
          <draw:text-box>
            <text:p><text:span text:style-name="T3">Internal Network</text:span></text:p>
          </draw:text-box>
        </draw:frame>
        <draw:line draw:style-name="gr6" draw:text-style-name="P1" draw:layer="layout" svg:x1="10.144cm" svg:y1="4.048cm" svg:x2="10.144cm" svg:y2="5.191cm">
          <text:p/>
        </draw:line>
        <draw:frame draw:style-name="gr5" draw:text-style-name="P4" draw:layer="layout" svg:width="3.736cm" svg:height="0.725cm" svg:x="10.561cm" svg:y="4.212cm">
          <draw:text-box>
            <text:p><text:span text:style-name="T3">External Network</text:span></text:p>
          </draw:text-box>
        </draw:frame>
      </draw:page>
      <draw:page draw:name="page2" draw:style-name="dp1" draw:master-page-name="Default">
        <draw:frame draw:style-name="gr7" draw:text-style-name="P1" draw:layer="layout" svg:width="2.794cm" svg:height="2.54cm" svg:x="9.39cm" svg:y="9.001cm">
          <draw:image xlink:href="Pictures/100002010000012C0000012C751C6E7D.png" xlink:type="simple" xlink:show="embed" xlink:actuate="onLoad">
            <text:p/>
          </draw:image>
        </draw:frame>
        <draw:frame draw:style-name="gr7" draw:text-style-name="P1" draw:layer="layout" svg:width="5.078cm" svg:height="5.078cm" svg:x="4.086cm" svg:y="13.559cm">
          <draw:image xlink:href="Pictures/100002010000012C0000012C7DEF8BDD.png" xlink:type="simple" xlink:show="embed" xlink:actuate="onLoad">
            <text:p/>
          </draw:image>
        </draw:frame>
        <draw:frame draw:style-name="gr7" draw:text-style-name="P1" draw:layer="layout" svg:width="2.921cm" svg:height="2.792cm" svg:x="14.034cm" svg:y="15.226cm">
          <draw:image xlink:href="Pictures/100002010000012C0000012CEC1F4567.png" xlink:type="simple" xlink:show="embed" xlink:actuate="onLoad">
            <text:p/>
          </draw:image>
        </draw:frame>
        <draw:frame draw:style-name="gr7" draw:text-style-name="P1" draw:layer="layout" svg:width="3.057cm" svg:height="2.989cm" svg:x="9.382cm" svg:y="12.303cm">
          <draw:image xlink:href="Pictures/100002010000012C0000012C7BBC5031.png" xlink:type="simple" xlink:show="embed" xlink:actuate="onLoad">
            <text:p/>
          </draw:image>
        </draw:frame>
        <draw:frame draw:style-name="gr5" draw:text-style-name="P6" draw:layer="layout" svg:width="1.785cm" svg:height="0.92cm" svg:x="12.176cm" svg:y="10.398cm">
          <draw:text-box>
            <text:p text:style-name="P5"><text:span text:style-name="T4">Client</text:span></text:p>
          </draw:text-box>
        </draw:frame>
        <draw:frame draw:style-name="gr5" draw:text-style-name="P6" draw:layer="layout" svg:width="4.469cm" svg:height="0.92cm" svg:x="4.194cm" svg:y="17.787cm">
          <draw:text-box>
            <text:p text:style-name="P5"><text:span text:style-name="T4">GlusterFS Cluster</text:span></text:p>
          </draw:text-box>
        </draw:frame>
        <draw:frame draw:style-name="gr5" draw:text-style-name="P6" draw:layer="layout" svg:width="3.148cm" svg:height="1.589cm" svg:x="14.362cm" svg:y="17.691cm">
          <draw:text-box>
            <text:p text:style-name="P5"><text:span text:style-name="T4">Transcoding</text:span></text:p>
            <text:p text:style-name="P5"><text:span text:style-name="T4">Servers</text:span></text:p>
          </draw:text-box>
        </draw:frame>
      </draw:page>
      <draw:page draw:name="page3" draw:style-name="dp1" draw:master-page-name="Default">
        <draw:frame draw:style-name="gr7" draw:text-style-name="P1" draw:layer="layout" svg:width="2.794cm" svg:height="2.54cm" svg:x="9.39cm" svg:y="9.001cm">
          <draw:image xlink:href="Pictures/100002010000012C0000012C751C6E7D.png" xlink:type="simple" xlink:show="embed" xlink:actuate="onLoad">
            <text:p/>
          </draw:image>
        </draw:frame>
        <draw:frame draw:style-name="gr7" draw:text-style-name="P1" draw:layer="layout" svg:width="5.078cm" svg:height="5.078cm" svg:x="4.086cm" svg:y="13.559cm">
          <draw:image xlink:href="Pictures/100002010000012C0000012C7DEF8BDD.png" xlink:type="simple" xlink:show="embed" xlink:actuate="onLoad">
            <text:p/>
          </draw:image>
        </draw:frame>
        <draw:frame draw:style-name="gr7" draw:text-style-name="P1" draw:layer="layout" svg:width="2.921cm" svg:height="2.792cm" svg:x="14.034cm" svg:y="15.226cm">
          <draw:image xlink:href="Pictures/100002010000012C0000012CEC1F4567.png" xlink:type="simple" xlink:show="embed" xlink:actuate="onLoad">
            <text:p/>
          </draw:image>
        </draw:frame>
        <draw:frame draw:style-name="gr7" draw:text-style-name="P1" draw:layer="layout" svg:width="3.057cm" svg:height="2.989cm" svg:x="9.382cm" svg:y="12.303cm">
          <draw:image xlink:href="Pictures/100002010000012C0000012C7BBC5031.png" xlink:type="simple" xlink:show="embed" xlink:actuate="onLoad">
            <text:p/>
          </draw:image>
        </draw:frame>
        <draw:frame draw:style-name="gr5" draw:text-style-name="P6" draw:layer="layout" svg:width="1.785cm" svg:height="0.92cm" svg:x="12.176cm" svg:y="10.398cm">
          <draw:text-box>
            <text:p text:style-name="P5"><text:span text:style-name="T4">Client</text:span></text:p>
          </draw:text-box>
        </draw:frame>
        <draw:frame draw:style-name="gr5" draw:text-style-name="P6" draw:layer="layout" svg:width="4.469cm" svg:height="0.92cm" svg:x="4.194cm" svg:y="17.787cm">
          <draw:text-box>
            <text:p text:style-name="P5"><text:span text:style-name="T4">GlusterFS Cluster</text:span></text:p>
          </draw:text-box>
        </draw:frame>
        <draw:frame draw:style-name="gr5" draw:text-style-name="P6" draw:layer="layout" svg:width="3.148cm" svg:height="1.589cm" svg:x="14.362cm" svg:y="17.691cm">
          <draw:text-box>
            <text:p text:style-name="P5"><text:span text:style-name="T4">Transcoding</text:span></text:p>
            <text:p text:style-name="P5"><text:span text:style-name="T4">Servers</text:span></text:p>
          </draw:text-box>
        </draw:frame>
        <draw:custom-shape draw:style-name="gr8" draw:text-style-name="P1" draw:layer="layout" svg:width="2.664cm" svg:height="2.416cm" svg:x="7.226cm" svg:y="12.04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4" draw:style-name="dp1" draw:master-page-name="Default">
        <draw:frame draw:style-name="gr7" draw:text-style-name="P1" draw:layer="layout" svg:width="2.794cm" svg:height="2.54cm" svg:x="9.39cm" svg:y="9.001cm">
          <draw:image xlink:href="Pictures/100002010000012C0000012C751C6E7D.png" xlink:type="simple" xlink:show="embed" xlink:actuate="onLoad">
            <text:p/>
          </draw:image>
        </draw:frame>
        <draw:frame draw:style-name="gr7" draw:text-style-name="P1" draw:layer="layout" svg:width="5.078cm" svg:height="5.078cm" svg:x="4.086cm" svg:y="13.559cm">
          <draw:image xlink:href="Pictures/100002010000012C0000012C7DEF8BDD.png" xlink:type="simple" xlink:show="embed" xlink:actuate="onLoad">
            <text:p/>
          </draw:image>
        </draw:frame>
        <draw:frame draw:style-name="gr7" draw:text-style-name="P1" draw:layer="layout" svg:width="2.921cm" svg:height="2.792cm" svg:x="14.034cm" svg:y="15.226cm">
          <draw:image xlink:href="Pictures/100002010000012C0000012CEC1F4567.png" xlink:type="simple" xlink:show="embed" xlink:actuate="onLoad">
            <text:p/>
          </draw:image>
        </draw:frame>
        <draw:frame draw:style-name="gr7" draw:text-style-name="P1" draw:layer="layout" svg:width="3.057cm" svg:height="2.989cm" svg:x="9.382cm" svg:y="12.303cm">
          <draw:image xlink:href="Pictures/100002010000012C0000012C7BBC5031.png" xlink:type="simple" xlink:show="embed" xlink:actuate="onLoad">
            <text:p/>
          </draw:image>
        </draw:frame>
        <draw:frame draw:style-name="gr5" draw:text-style-name="P6" draw:layer="layout" svg:width="1.785cm" svg:height="0.92cm" svg:x="12.176cm" svg:y="10.398cm">
          <draw:text-box>
            <text:p text:style-name="P5"><text:span text:style-name="T4">Client</text:span></text:p>
          </draw:text-box>
        </draw:frame>
        <draw:frame draw:style-name="gr5" draw:text-style-name="P6" draw:layer="layout" svg:width="4.469cm" svg:height="0.92cm" svg:x="4.194cm" svg:y="17.787cm">
          <draw:text-box>
            <text:p text:style-name="P5"><text:span text:style-name="T4">GlusterFS Cluster</text:span></text:p>
          </draw:text-box>
        </draw:frame>
        <draw:frame draw:style-name="gr5" draw:text-style-name="P6" draw:layer="layout" svg:width="3.148cm" svg:height="1.589cm" svg:x="14.362cm" svg:y="17.691cm">
          <draw:text-box>
            <text:p text:style-name="P5"><text:span text:style-name="T4">Transcoding</text:span></text:p>
            <text:p text:style-name="P5"><text:span text:style-name="T4">Servers</text:span></text:p>
          </draw:text-box>
        </draw:frame>
        <draw:line draw:style-name="gr9" draw:text-style-name="P1" draw:layer="layout" svg:x1="13.073cm" svg:y1="16.494cm" svg:x2="10.025cm" svg:y2="16.494cm">
          <text:p/>
        </draw:line>
      </draw:page>
      <draw:page draw:name="page5" draw:style-name="dp1" draw:master-page-name="Default">
        <draw:frame draw:style-name="gr7" draw:text-style-name="P1" draw:layer="layout" svg:width="2.794cm" svg:height="2.54cm" svg:x="9.39cm" svg:y="9.001cm">
          <draw:image xlink:href="Pictures/100002010000012C0000012C751C6E7D.png" xlink:type="simple" xlink:show="embed" xlink:actuate="onLoad">
            <text:p/>
          </draw:image>
        </draw:frame>
        <draw:frame draw:style-name="gr7" draw:text-style-name="P1" draw:layer="layout" svg:width="5.078cm" svg:height="5.078cm" svg:x="4.086cm" svg:y="13.559cm">
          <draw:image xlink:href="Pictures/100002010000012C0000012C7DEF8BDD.png" xlink:type="simple" xlink:show="embed" xlink:actuate="onLoad">
            <text:p/>
          </draw:image>
        </draw:frame>
        <draw:frame draw:style-name="gr7" draw:text-style-name="P1" draw:layer="layout" svg:width="2.921cm" svg:height="2.792cm" svg:x="14.034cm" svg:y="15.226cm">
          <draw:image xlink:href="Pictures/100002010000012C0000012CEC1F4567.png" xlink:type="simple" xlink:show="embed" xlink:actuate="onLoad">
            <text:p/>
          </draw:image>
        </draw:frame>
        <draw:frame draw:style-name="gr7" draw:text-style-name="P1" draw:layer="layout" svg:width="3.057cm" svg:height="2.989cm" svg:x="9.382cm" svg:y="12.303cm">
          <draw:image xlink:href="Pictures/100002010000012C0000012C7BBC5031.png" xlink:type="simple" xlink:show="embed" xlink:actuate="onLoad">
            <text:p/>
          </draw:image>
        </draw:frame>
        <draw:frame draw:style-name="gr5" draw:text-style-name="P6" draw:layer="layout" svg:width="1.785cm" svg:height="0.92cm" svg:x="12.176cm" svg:y="10.398cm">
          <draw:text-box>
            <text:p text:style-name="P5"><text:span text:style-name="T4">Client</text:span></text:p>
          </draw:text-box>
        </draw:frame>
        <draw:frame draw:style-name="gr5" draw:text-style-name="P6" draw:layer="layout" svg:width="4.469cm" svg:height="0.92cm" svg:x="4.194cm" svg:y="17.787cm">
          <draw:text-box>
            <text:p text:style-name="P5"><text:span text:style-name="T4">GlusterFS Cluster</text:span></text:p>
          </draw:text-box>
        </draw:frame>
        <draw:frame draw:style-name="gr5" draw:text-style-name="P6" draw:layer="layout" svg:width="3.148cm" svg:height="1.589cm" svg:x="14.362cm" svg:y="17.691cm">
          <draw:text-box>
            <text:p text:style-name="P5"><text:span text:style-name="T4">Transcoding</text:span></text:p>
            <text:p text:style-name="P5"><text:span text:style-name="T4">Servers</text:span></text:p>
          </draw:text-box>
        </draw:frame>
        <draw:custom-shape draw:style-name="gr8" draw:text-style-name="P1" draw:layer="layout" svg:width="2.664cm" svg:height="2.416cm" svg:x="7.226cm" svg:y="12.049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6" draw:style-name="dp1" draw:master-page-name="Default">
        <draw:line draw:style-name="gr10" draw:text-style-name="P1" draw:layer="layout" svg:x1="10.779cm" svg:y1="11.414cm" svg:x2="10.779cm" svg:y2="14.208cm">
          <text:p/>
        </draw:line>
        <draw:custom-shape draw:style-name="gr11" draw:text-style-name="P7" draw:layer="layout" svg:width="4.191cm" svg:height="4.826cm" svg:x="4.048cm" svg:y="15.63cm">
          <text:p text:style-name="P7"><text:span text:style-name="T5">GlusterFS </text:span></text:p>
          <text:p text:style-name="P7"><text:span text:style-name="T5">Node A</text:span></text:p>
          <draw:enhanced-geometry svg:viewBox="0 0 21600 21600" draw:type="rectangle" draw:enhanced-path="M 0 0 L 21600 0 21600 21600 0 21600 0 0 Z N"/>
        </draw:custom-shape>
        <draw:custom-shape draw:style-name="gr12" draw:text-style-name="P7" draw:layer="layout" svg:width="3.683cm" svg:height="0.762cm" svg:x="4.329cm" svg:y="19.313cm">
          <text:p text:style-name="P1"><text:span text:style-name="T5">/export3</text:span></text:p>
          <draw:enhanced-geometry svg:viewBox="0 0 21600 21600" draw:type="rectangle" draw:enhanced-path="M 0 0 L 21600 0 21600 21600 0 21600 0 0 Z N"/>
        </draw:custom-shape>
        <draw:custom-shape draw:style-name="gr12" draw:text-style-name="P7" draw:layer="layout" svg:width="3.683cm" svg:height="0.762cm" svg:x="4.303cm" svg:y="18.413cm">
          <text:p text:style-name="P1"><text:span text:style-name="T5">/export2</text:span></text:p>
          <draw:enhanced-geometry svg:viewBox="0 0 21600 21600" draw:type="rectangle" draw:enhanced-path="M 0 0 L 21600 0 21600 21600 0 21600 0 0 Z N"/>
        </draw:custom-shape>
        <draw:custom-shape draw:style-name="gr12" draw:text-style-name="P7" draw:layer="layout" svg:width="3.683cm" svg:height="0.762cm" svg:x="4.304cm" svg:y="17.513cm">
          <text:p text:style-name="P1"><text:span text:style-name="T5">/export1</text:span></text:p>
          <draw:enhanced-geometry svg:viewBox="0 0 21600 21600" draw:type="rectangle" draw:enhanced-path="M 0 0 L 21600 0 21600 21600 0 21600 0 0 Z N"/>
        </draw:custom-shape>
        <draw:custom-shape draw:style-name="gr11" draw:text-style-name="P7" draw:layer="layout" svg:width="4.191cm" svg:height="4.826cm" svg:x="8.649cm" svg:y="15.63cm">
          <text:p text:style-name="P7"><text:span text:style-name="T5">GlusterFS</text:span></text:p>
          <text:p text:style-name="P7"><text:span text:style-name="T5">Node B</text:span></text:p>
          <draw:enhanced-geometry svg:viewBox="0 0 21600 21600" draw:type="rectangle" draw:enhanced-path="M 0 0 L 21600 0 21600 21600 0 21600 0 0 Z N"/>
        </draw:custom-shape>
        <draw:custom-shape draw:style-name="gr12" draw:text-style-name="P7" draw:layer="layout" svg:width="3.683cm" svg:height="0.762cm" svg:x="8.93cm" svg:y="19.313cm">
          <text:p text:style-name="P1"><text:span text:style-name="T5">/export3</text:span></text:p>
          <draw:enhanced-geometry svg:viewBox="0 0 21600 21600" draw:type="rectangle" draw:enhanced-path="M 0 0 L 21600 0 21600 21600 0 21600 0 0 Z N"/>
        </draw:custom-shape>
        <draw:custom-shape draw:style-name="gr12" draw:text-style-name="P7" draw:layer="layout" svg:width="3.683cm" svg:height="0.762cm" svg:x="8.904cm" svg:y="18.413cm">
          <text:p text:style-name="P1"><text:span text:style-name="T5">/export2</text:span></text:p>
          <draw:enhanced-geometry svg:viewBox="0 0 21600 21600" draw:type="rectangle" draw:enhanced-path="M 0 0 L 21600 0 21600 21600 0 21600 0 0 Z N"/>
        </draw:custom-shape>
        <draw:custom-shape draw:style-name="gr12" draw:text-style-name="P7" draw:layer="layout" svg:width="3.683cm" svg:height="0.762cm" svg:x="8.905cm" svg:y="17.513cm">
          <text:p text:style-name="P1"><text:span text:style-name="T5">/export1</text:span></text:p>
          <draw:enhanced-geometry svg:viewBox="0 0 21600 21600" draw:type="rectangle" draw:enhanced-path="M 0 0 L 21600 0 21600 21600 0 21600 0 0 Z N"/>
        </draw:custom-shape>
        <draw:custom-shape draw:style-name="gr11" draw:text-style-name="P7" draw:layer="layout" svg:width="4.191cm" svg:height="4.826cm" svg:x="13.149cm" svg:y="15.63cm">
          <text:p text:style-name="P7"><text:span text:style-name="T5">GlusterFS</text:span></text:p>
          <text:p text:style-name="P7"><text:span text:style-name="T5">Node C</text:span></text:p>
          <draw:enhanced-geometry svg:viewBox="0 0 21600 21600" draw:type="rectangle" draw:enhanced-path="M 0 0 L 21600 0 21600 21600 0 21600 0 0 Z N"/>
        </draw:custom-shape>
        <draw:custom-shape draw:style-name="gr12" draw:text-style-name="P7" draw:layer="layout" svg:width="3.683cm" svg:height="0.762cm" svg:x="13.43cm" svg:y="19.313cm">
          <text:p text:style-name="P1"><text:span text:style-name="T5">/export3</text:span></text:p>
          <draw:enhanced-geometry svg:viewBox="0 0 21600 21600" draw:type="rectangle" draw:enhanced-path="M 0 0 L 21600 0 21600 21600 0 21600 0 0 Z N"/>
        </draw:custom-shape>
        <draw:custom-shape draw:style-name="gr12" draw:text-style-name="P7" draw:layer="layout" svg:width="3.683cm" svg:height="0.762cm" svg:x="13.404cm" svg:y="18.413cm">
          <text:p text:style-name="P1"><text:span text:style-name="T5">/export2</text:span></text:p>
          <draw:enhanced-geometry svg:viewBox="0 0 21600 21600" draw:type="rectangle" draw:enhanced-path="M 0 0 L 21600 0 21600 21600 0 21600 0 0 Z N"/>
        </draw:custom-shape>
        <draw:custom-shape draw:style-name="gr12" draw:text-style-name="P7" draw:layer="layout" svg:width="3.683cm" svg:height="0.762cm" svg:x="13.405cm" svg:y="17.513cm">
          <text:p text:style-name="P1"><text:span text:style-name="T5">/export1</text:span></text:p>
          <draw:enhanced-geometry svg:viewBox="0 0 21600 21600" draw:type="rectangle" draw:enhanced-path="M 0 0 L 21600 0 21600 21600 0 21600 0 0 Z N"/>
        </draw:custom-shape>
        <draw:line draw:style-name="gr10" draw:text-style-name="P1" draw:layer="layout" svg:x1="3.921cm" svg:y1="14.106cm" svg:x2="17.51cm" svg:y2="14.106cm">
          <text:p/>
        </draw:line>
        <draw:line draw:style-name="gr10" draw:text-style-name="P1" draw:layer="layout" svg:x1="6.08cm" svg:y1="14.106cm" svg:x2="6.08cm" svg:y2="15.63cm">
          <text:p/>
        </draw:line>
        <draw:line draw:style-name="gr10" draw:text-style-name="P1" draw:layer="layout" svg:x1="10.78cm" svg:y1="14.106cm" svg:x2="10.78cm" svg:y2="15.63cm">
          <text:p/>
        </draw:line>
        <draw:line draw:style-name="gr10" draw:text-style-name="P1" draw:layer="layout" svg:x1="15.18cm" svg:y1="14.106cm" svg:x2="15.18cm" svg:y2="15.63cm">
          <text:p/>
        </draw:line>
        <draw:custom-shape draw:style-name="gr13" draw:text-style-name="P8" draw:layer="layout" svg:width="13.462cm" svg:height="4.445cm" svg:x="4.048cm" svg:y="8.769cm">
          <text:p text:style-name="P8"><text:span text:style-name="T6">OpenStack</text:span></text:p>
          <draw:enhanced-geometry svg:viewBox="0 0 21600 21600" draw:mirror-horizontal="false" draw:mirror-vertical="false" draw:type="rectangle" draw:enhanced-path="M 0 0 L 21600 0 21600 21600 0 21600 0 0 Z N"/>
        </draw:custom-shape>
        <draw:custom-shape draw:style-name="gr14" draw:text-style-name="P7" draw:layer="layout" svg:width="3.556cm" svg:height="1.143cm" svg:x="6.958cm" svg:y="11.563cm">
          <text:p text:style-name="P7"><text:span text:style-name="T5">Swift</text:span></text:p>
          <draw:enhanced-geometry svg:viewBox="0 0 21600 21600" draw:type="rectangle" draw:enhanced-path="M 0 0 L 21600 0 21600 21600 0 21600 0 0 Z N"/>
        </draw:custom-shape>
        <draw:custom-shape draw:style-name="gr14" draw:text-style-name="P7" draw:layer="layout" svg:width="3.556cm" svg:height="1.143cm" svg:x="10.895cm" svg:y="11.563cm">
          <text:p text:style-name="P7"><text:span text:style-name="T5">Cinder</text:span></text:p>
          <draw:enhanced-geometry svg:viewBox="0 0 21600 21600" draw:type="rectangle" draw:enhanced-path="M 0 0 L 21600 0 21600 21600 0 21600 0 0 Z N"/>
        </draw:custom-shape>
        <draw:custom-shape draw:style-name="gr14" draw:text-style-name="P7" draw:layer="layout" svg:width="3.556cm" svg:height="1.143cm" svg:x="10.895cm" svg:y="10.293cm">
          <text:p text:style-name="P7"><text:span text:style-name="T5">Glance</text:span></text:p>
          <draw:enhanced-geometry svg:viewBox="0 0 21600 21600" draw:mirror-horizontal="false" draw:mirror-vertical="false" draw:type="rectangle" draw:enhanced-path="M 0 0 L 21600 0 21600 21600 0 21600 0 0 Z N"/>
        </draw:custom-shape>
        <draw:custom-shape draw:style-name="gr14" draw:text-style-name="P7" draw:layer="layout" svg:width="3.556cm" svg:height="1.143cm" svg:x="6.958cm" svg:y="10.293cm">
          <text:p text:style-name="P7"><text:span text:style-name="T5">Nova</text:span></text:p>
          <draw:enhanced-geometry svg:viewBox="0 0 21600 21600" draw:mirror-horizontal="false" draw:mirror-vertical="false" draw:type="rectangle" draw:enhanced-path="M 0 0 L 21600 0 21600 21600 0 21600 0 0 Z N"/>
        </draw:custom-shape>
      </draw:page>
      <draw:page draw:name="page7" draw:style-name="dp1" draw:master-page-name="Default">
        <draw:custom-shape draw:style-name="gr15" draw:text-style-name="P7" draw:layer="Layout" svg:width="4.191cm" svg:height="4.826cm" svg:x="4.048cm" svg:y="12.43cm">
          <text:p text:style-name="P7"><text:span text:style-name="T5">Storage Node</text:span></text:p>
          <text:p text:style-name="P7"><text:span text:style-name="T5">A</text:span></text:p>
          <draw:enhanced-geometry svg:viewBox="0 0 21600 21600" draw:type="rectangle" draw:enhanced-path="M 0 0 L 21600 0 21600 21600 0 21600 0 0 Z N"/>
        </draw:custom-shape>
        <draw:custom-shape draw:style-name="gr16" draw:text-style-name="P7" draw:layer="Layout" svg:width="3.683cm" svg:height="0.762cm" svg:x="4.329cm" svg:y="16.113cm">
          <text:p text:style-name="P1"><text:span text:style-name="T5">/export3</text:span></text:p>
          <draw:enhanced-geometry svg:viewBox="0 0 21600 21600" draw:type="rectangle" draw:enhanced-path="M 0 0 L 21600 0 21600 21600 0 21600 0 0 Z N"/>
        </draw:custom-shape>
        <draw:custom-shape draw:style-name="gr16" draw:text-style-name="P7" draw:layer="Layout" svg:width="3.683cm" svg:height="0.762cm" svg:x="4.303cm" svg:y="15.213cm">
          <text:p text:style-name="P1"><text:span text:style-name="T5">/export2</text:span></text:p>
          <draw:enhanced-geometry svg:viewBox="0 0 21600 21600" draw:type="rectangle" draw:enhanced-path="M 0 0 L 21600 0 21600 21600 0 21600 0 0 Z N"/>
        </draw:custom-shape>
        <draw:custom-shape draw:style-name="gr16" draw:text-style-name="P7" draw:layer="Layout" svg:width="3.683cm" svg:height="0.762cm" svg:x="4.304cm" svg:y="14.313cm">
          <text:p text:style-name="P1"><text:span text:style-name="T5">/export1</text:span></text:p>
          <draw:enhanced-geometry svg:viewBox="0 0 21600 21600" draw:type="rectangle" draw:enhanced-path="M 0 0 L 21600 0 21600 21600 0 21600 0 0 Z N"/>
        </draw:custom-shape>
        <draw:custom-shape draw:style-name="gr15" draw:text-style-name="P7" draw:layer="Layout" svg:width="4.191cm" svg:height="4.826cm" svg:x="8.649cm" svg:y="12.43cm">
          <text:p text:style-name="P7"><text:span text:style-name="T5">Storage Node</text:span></text:p>
          <text:p text:style-name="P7"><text:span text:style-name="T5">B</text:span></text:p>
          <draw:enhanced-geometry svg:viewBox="0 0 21600 21600" draw:type="rectangle" draw:enhanced-path="M 0 0 L 21600 0 21600 21600 0 21600 0 0 Z N"/>
        </draw:custom-shape>
        <draw:custom-shape draw:style-name="gr16" draw:text-style-name="P7" draw:layer="Layout" svg:width="3.683cm" svg:height="0.762cm" svg:x="8.93cm" svg:y="16.113cm">
          <text:p text:style-name="P1"><text:span text:style-name="T5">/export3</text:span></text:p>
          <draw:enhanced-geometry svg:viewBox="0 0 21600 21600" draw:type="rectangle" draw:enhanced-path="M 0 0 L 21600 0 21600 21600 0 21600 0 0 Z N"/>
        </draw:custom-shape>
        <draw:custom-shape draw:style-name="gr16" draw:text-style-name="P7" draw:layer="Layout" svg:width="3.683cm" svg:height="0.762cm" svg:x="8.904cm" svg:y="15.213cm">
          <text:p text:style-name="P1"><text:span text:style-name="T5">/export2</text:span></text:p>
          <draw:enhanced-geometry svg:viewBox="0 0 21600 21600" draw:type="rectangle" draw:enhanced-path="M 0 0 L 21600 0 21600 21600 0 21600 0 0 Z N"/>
        </draw:custom-shape>
        <draw:custom-shape draw:style-name="gr16" draw:text-style-name="P7" draw:layer="Layout" svg:width="3.683cm" svg:height="0.762cm" svg:x="8.905cm" svg:y="14.313cm">
          <text:p text:style-name="P1"><text:span text:style-name="T5">/export1</text:span></text:p>
          <draw:enhanced-geometry svg:viewBox="0 0 21600 21600" draw:type="rectangle" draw:enhanced-path="M 0 0 L 21600 0 21600 21600 0 21600 0 0 Z N"/>
        </draw:custom-shape>
        <draw:custom-shape draw:style-name="gr15" draw:text-style-name="P7" draw:layer="Layout" svg:width="4.191cm" svg:height="4.826cm" svg:x="13.149cm" svg:y="12.43cm">
          <text:p text:style-name="P7"><text:span text:style-name="T5">Storage Node</text:span></text:p>
          <text:p text:style-name="P7"><text:span text:style-name="T5">C</text:span></text:p>
          <draw:enhanced-geometry svg:viewBox="0 0 21600 21600" draw:type="rectangle" draw:enhanced-path="M 0 0 L 21600 0 21600 21600 0 21600 0 0 Z N"/>
        </draw:custom-shape>
        <draw:custom-shape draw:style-name="gr16" draw:text-style-name="P7" draw:layer="Layout" svg:width="3.683cm" svg:height="0.762cm" svg:x="13.43cm" svg:y="16.113cm">
          <text:p text:style-name="P1"><text:span text:style-name="T5">/export3</text:span></text:p>
          <draw:enhanced-geometry svg:viewBox="0 0 21600 21600" draw:type="rectangle" draw:enhanced-path="M 0 0 L 21600 0 21600 21600 0 21600 0 0 Z N"/>
        </draw:custom-shape>
        <draw:custom-shape draw:style-name="gr16" draw:text-style-name="P7" draw:layer="Layout" svg:width="3.683cm" svg:height="0.762cm" svg:x="13.404cm" svg:y="15.213cm">
          <text:p text:style-name="P1"><text:span text:style-name="T5">/export2</text:span></text:p>
          <draw:enhanced-geometry svg:viewBox="0 0 21600 21600" draw:type="rectangle" draw:enhanced-path="M 0 0 L 21600 0 21600 21600 0 21600 0 0 Z N"/>
        </draw:custom-shape>
        <draw:custom-shape draw:style-name="gr16" draw:text-style-name="P7" draw:layer="Layout" svg:width="3.683cm" svg:height="0.762cm" svg:x="13.405cm" svg:y="14.313cm">
          <text:p text:style-name="P1"><text:span text:style-name="T5">/export1</text:span></text:p>
          <draw:enhanced-geometry svg:viewBox="0 0 21600 21600" draw:type="rectangle" draw:enhanced-path="M 0 0 L 21600 0 21600 21600 0 21600 0 0 Z N"/>
        </draw:custom-shape>
        <draw:line draw:style-name="gr10" draw:text-style-name="P1" draw:layer="layout" svg:x1="3.921cm" svg:y1="10.906cm" svg:x2="17.51cm" svg:y2="10.906cm">
          <text:p/>
        </draw:line>
        <draw:line draw:style-name="gr10" draw:text-style-name="P1" draw:layer="layout" svg:x1="6.08cm" svg:y1="10.906cm" svg:x2="6.08cm" svg:y2="12.43cm">
          <text:p/>
        </draw:line>
        <draw:line draw:style-name="gr10" draw:text-style-name="P1" draw:layer="layout" svg:x1="10.78cm" svg:y1="10.906cm" svg:x2="10.78cm" svg:y2="12.43cm">
          <text:p/>
        </draw:line>
        <draw:line draw:style-name="gr10" draw:text-style-name="P1" draw:layer="layout" svg:x1="15.18cm" svg:y1="10.906cm" svg:x2="15.18cm" svg:y2="12.43cm">
          <text:p/>
        </draw:line>
      </draw:page>
      <draw:page draw:name="page8" draw:style-name="dp1" draw:master-page-name="Default">
        <draw:custom-shape draw:style-name="gr11" draw:text-style-name="P7" draw:layer="layout" svg:width="4.191cm" svg:height="5.461cm" svg:x="4.048cm" svg:y="15.63cm">
          <text:p text:style-name="P7"><text:span text:style-name="T5">GlusterFS </text:span></text:p>
          <text:p text:style-name="P7"><text:span text:style-name="T5">Server A</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4.191cm" svg:height="5.461cm" svg:x="8.65cm" svg:y="15.63cm">
          <text:p text:style-name="P7"><text:span text:style-name="T5">GlusterFS</text:span></text:p>
          <text:p text:style-name="P7"><text:span text:style-name="T5">Server B</text:span></text:p>
          <draw:enhanced-geometry svg:viewBox="0 0 21600 21600" draw:type="rectangle" draw:enhanced-path="M 0 0 L 21600 0 21600 21600 0 21600 0 0 Z N"/>
        </draw:custom-shape>
        <draw:custom-shape draw:style-name="gr11" draw:text-style-name="P7" draw:layer="layout" svg:width="4.191cm" svg:height="5.461cm" svg:x="13.15cm" svg:y="15.63cm">
          <text:p text:style-name="P7"><text:span text:style-name="T5">GlusterFS</text:span></text:p>
          <text:p text:style-name="P7"><text:span text:style-name="T5">Server C</text:span></text:p>
          <draw:enhanced-geometry svg:viewBox="0 0 21600 21600" draw:type="rectangle" draw:enhanced-path="M 0 0 L 21600 0 21600 21600 0 21600 0 0 Z N"/>
        </draw:custom-shape>
        <draw:line draw:style-name="gr10" draw:text-style-name="P1" draw:layer="layout" svg:x1="3.922cm" svg:y1="14.106cm" svg:x2="17.511cm" svg:y2="14.106cm">
          <text:p/>
        </draw:line>
        <draw:line draw:style-name="gr10" draw:text-style-name="P1" draw:layer="layout" svg:x1="6.081cm" svg:y1="14.106cm" svg:x2="6.081cm" svg:y2="15.63cm">
          <text:p/>
        </draw:line>
        <draw:line draw:style-name="gr10" draw:text-style-name="P1" draw:layer="layout" svg:x1="10.781cm" svg:y1="14.106cm" svg:x2="10.781cm" svg:y2="15.63cm">
          <text:p/>
        </draw:line>
        <draw:line draw:style-name="gr10" draw:text-style-name="P1" draw:layer="layout" svg:x1="15.181cm" svg:y1="14.106cm" svg:x2="15.181cm" svg:y2="15.63cm">
          <text:p/>
        </draw:line>
        <draw:custom-shape draw:style-name="gr17" draw:text-style-name="P7" xml:id="id6" draw:id="id6" draw:layer="layout" svg:width="3.683cm" svg:height="0.762cm" svg:x="4.305cm" svg:y="17.513cm">
          <text:p text:style-name="P1"><text:span text:style-name="T5">xlators</text:span></text:p>
          <draw:enhanced-geometry svg:viewBox="0 0 21600 21600" draw:type="rectangle" draw:enhanced-path="M 0 0 L 21600 0 21600 21600 0 21600 0 0 Z N"/>
        </draw:custom-shape>
        <draw:custom-shape draw:style-name="gr17" draw:text-style-name="P7" xml:id="id5" draw:id="id5" draw:layer="layout" svg:width="3.683cm" svg:height="0.762cm" svg:x="4.306cm" svg:y="18.713cm">
          <text:p text:style-name="P1"><text:span text:style-name="T5">POSIX</text:span></text:p>
          <draw:enhanced-geometry svg:viewBox="0 0 21600 21600" draw:type="rectangle" draw:enhanced-path="M 0 0 L 21600 0 21600 21600 0 21600 0 0 Z N"/>
        </draw:custom-shape>
        <draw:custom-shape draw:style-name="gr17" draw:text-style-name="P7" xml:id="id7" draw:id="id7" draw:layer="layout" svg:width="3.683cm" svg:height="0.762cm" svg:x="4.307cm" svg:y="19.913cm">
          <text:p text:style-name="P1"><text:span text:style-name="T5">brick</text:span></text:p>
          <draw:enhanced-geometry svg:viewBox="0 0 21600 21600" draw:type="rectangle" draw:enhanced-path="M 0 0 L 21600 0 21600 21600 0 21600 0 0 Z N"/>
        </draw:custom-shape>
        <draw:connector draw:style-name="gr18" draw:text-style-name="P1" draw:layer="layout" svg:x1="6.147cm" svg:y1="18.713cm" svg:x2="6.146cm" svg:y2="18.275cm" draw:start-shape="id5" draw:start-glue-point="0" draw:end-shape="id6" draw:end-glue-point="2" svg:d="m6147 18713v-219h-1v-219" svg:viewBox="0 0 2 439">
          <text:p/>
        </draw:connector>
        <draw:connector draw:style-name="gr19" draw:text-style-name="P1" draw:layer="layout" svg:x1="6.146cm" svg:y1="18.275cm" svg:x2="6.147cm" svg:y2="18.713cm" draw:start-shape="id6" draw:start-glue-point="2" draw:end-shape="id5" draw:end-glue-point="0" svg:d="m6146 18275v219h1v219" svg:viewBox="0 0 2 439">
          <text:p/>
        </draw:connector>
        <draw:connector draw:style-name="gr19" draw:text-style-name="P1" draw:layer="layout" svg:x1="6.147cm" svg:y1="19.475cm" svg:x2="6.148cm" svg:y2="19.913cm" draw:start-shape="id5" draw:start-glue-point="2" draw:end-shape="id7" draw:end-glue-point="0" svg:d="m6147 19475v219h1v219" svg:viewBox="0 0 2 439">
          <text:p/>
        </draw:connector>
        <draw:custom-shape draw:style-name="gr17" draw:text-style-name="P7" xml:id="id9" draw:id="id9" draw:layer="layout" svg:width="3.683cm" svg:height="0.762cm" svg:x="8.906cm" svg:y="17.513cm">
          <text:p text:style-name="P1"><text:span text:style-name="T5">xlators</text:span></text:p>
          <draw:enhanced-geometry svg:viewBox="0 0 21600 21600" draw:type="rectangle" draw:enhanced-path="M 0 0 L 21600 0 21600 21600 0 21600 0 0 Z N"/>
        </draw:custom-shape>
        <draw:custom-shape draw:style-name="gr17" draw:text-style-name="P7" xml:id="id8" draw:id="id8" draw:layer="layout" svg:width="3.683cm" svg:height="0.762cm" svg:x="8.907cm" svg:y="18.713cm">
          <text:p text:style-name="P1"><text:span text:style-name="T5">POSIX</text:span></text:p>
          <draw:enhanced-geometry svg:viewBox="0 0 21600 21600" draw:type="rectangle" draw:enhanced-path="M 0 0 L 21600 0 21600 21600 0 21600 0 0 Z N"/>
        </draw:custom-shape>
        <draw:custom-shape draw:style-name="gr17" draw:text-style-name="P7" xml:id="id10" draw:id="id10" draw:layer="layout" svg:width="3.683cm" svg:height="0.762cm" svg:x="8.908cm" svg:y="19.913cm">
          <text:p text:style-name="P1"><text:span text:style-name="T5">brick</text:span></text:p>
          <draw:enhanced-geometry svg:viewBox="0 0 21600 21600" draw:type="rectangle" draw:enhanced-path="M 0 0 L 21600 0 21600 21600 0 21600 0 0 Z N"/>
        </draw:custom-shape>
        <draw:connector draw:style-name="gr18" draw:text-style-name="P1" draw:layer="layout" svg:x1="10.748cm" svg:y1="18.713cm" svg:x2="10.747cm" svg:y2="18.275cm" draw:start-shape="id8" draw:start-glue-point="0" draw:end-shape="id9" draw:end-glue-point="2" svg:d="m10748 18713v-219h-1v-219" svg:viewBox="0 0 2 439">
          <text:p/>
        </draw:connector>
        <draw:connector draw:style-name="gr19" draw:text-style-name="P1" draw:layer="layout" svg:x1="10.747cm" svg:y1="18.275cm" svg:x2="10.748cm" svg:y2="18.713cm" draw:start-shape="id9" draw:start-glue-point="2" draw:end-shape="id8" draw:end-glue-point="0" svg:d="m10747 18275v219h1v219" svg:viewBox="0 0 2 439">
          <text:p/>
        </draw:connector>
        <draw:connector draw:style-name="gr19" draw:text-style-name="P1" draw:layer="layout" svg:x1="10.748cm" svg:y1="19.475cm" svg:x2="10.749cm" svg:y2="19.913cm" draw:start-shape="id8" draw:start-glue-point="2" draw:end-shape="id10" draw:end-glue-point="0" svg:d="m10748 19475v219h1v219" svg:viewBox="0 0 2 439">
          <text:p/>
        </draw:connector>
        <draw:custom-shape draw:style-name="gr17" draw:text-style-name="P7" xml:id="id12" draw:id="id12" draw:layer="layout" svg:width="3.683cm" svg:height="0.762cm" svg:x="13.407cm" svg:y="17.513cm">
          <text:p text:style-name="P1"><text:span text:style-name="T5">xlators</text:span></text:p>
          <draw:enhanced-geometry svg:viewBox="0 0 21600 21600" draw:type="rectangle" draw:enhanced-path="M 0 0 L 21600 0 21600 21600 0 21600 0 0 Z N"/>
        </draw:custom-shape>
        <draw:custom-shape draw:style-name="gr17" draw:text-style-name="P7" xml:id="id11" draw:id="id11" draw:layer="layout" svg:width="3.683cm" svg:height="0.762cm" svg:x="13.408cm" svg:y="18.713cm">
          <text:p text:style-name="P1"><text:span text:style-name="T5">POSIX</text:span></text:p>
          <draw:enhanced-geometry svg:viewBox="0 0 21600 21600" draw:type="rectangle" draw:enhanced-path="M 0 0 L 21600 0 21600 21600 0 21600 0 0 Z N"/>
        </draw:custom-shape>
        <draw:custom-shape draw:style-name="gr17" draw:text-style-name="P7" xml:id="id13" draw:id="id13" draw:layer="layout" svg:width="3.683cm" svg:height="0.762cm" svg:x="13.409cm" svg:y="19.913cm">
          <text:p text:style-name="P1"><text:span text:style-name="T5">brick</text:span></text:p>
          <draw:enhanced-geometry svg:viewBox="0 0 21600 21600" draw:type="rectangle" draw:enhanced-path="M 0 0 L 21600 0 21600 21600 0 21600 0 0 Z N"/>
        </draw:custom-shape>
        <draw:connector draw:style-name="gr18" draw:text-style-name="P1" draw:layer="layout" svg:x1="15.249cm" svg:y1="18.713cm" svg:x2="15.248cm" svg:y2="18.275cm" draw:start-shape="id11" draw:start-glue-point="0" draw:end-shape="id12" draw:end-glue-point="2" svg:d="m15249 18713v-219h-1v-219" svg:viewBox="0 0 2 439">
          <text:p/>
        </draw:connector>
        <draw:connector draw:style-name="gr19" draw:text-style-name="P1" draw:layer="layout" svg:x1="15.248cm" svg:y1="18.275cm" svg:x2="15.249cm" svg:y2="18.713cm" draw:start-shape="id12" draw:start-glue-point="2" draw:end-shape="id11" draw:end-glue-point="0" svg:d="m15248 18275v219h1v219" svg:viewBox="0 0 2 439">
          <text:p/>
        </draw:connector>
        <draw:connector draw:style-name="gr19" draw:text-style-name="P1" draw:layer="layout" svg:x1="15.249cm" svg:y1="19.475cm" svg:x2="15.25cm" svg:y2="19.913cm" draw:start-shape="id11" draw:start-glue-point="2" draw:end-shape="id13" draw:end-glue-point="0" svg:d="m15249 19475v219h1v219" svg:viewBox="0 0 2 439">
          <text:p/>
        </draw:connector>
        <draw:custom-shape draw:style-name="gr13" draw:text-style-name="P8" draw:layer="layout" svg:width="13.589cm" svg:height="7.366cm" svg:x="3.921cm" svg:y="5.337cm">
          <text:p text:style-name="P8"><text:span text:style-name="T6">Client</text:span></text:p>
          <draw:enhanced-geometry svg:viewBox="0 0 21600 21600" draw:mirror-horizontal="false" draw:mirror-vertical="false" draw:type="rectangle" draw:enhanced-path="M 0 0 L 21600 0 21600 21600 0 21600 0 0 Z N"/>
        </draw:custom-shape>
        <draw:custom-shape draw:style-name="gr14" draw:text-style-name="P7" xml:id="id14" draw:id="id14" draw:layer="layout" svg:width="10.668cm" svg:height="0.889cm" svg:x="5.456cm" svg:y="6.658cm">
          <text:p text:style-name="P7"><text:span text:style-name="T5">GlusterFS</text:span></text:p>
          <draw:enhanced-geometry svg:viewBox="0 0 21600 21600" draw:mirror-horizontal="false" draw:mirror-vertical="false" draw:type="rectangle" draw:enhanced-path="M 0 0 L 21600 0 21600 21600 0 21600 0 0 Z N"/>
        </draw:custom-shape>
        <draw:custom-shape draw:style-name="gr14" draw:text-style-name="P7" xml:id="id15" draw:id="id15" draw:layer="layout" svg:width="10.668cm" svg:height="1.016cm" svg:x="5.456cm" svg:y="8.055cm">
          <text:p text:style-name="P7"><text:span text:style-name="T5">xlator: I/O Cache</text:span></text:p>
          <draw:enhanced-geometry svg:viewBox="0 0 21600 21600" draw:mirror-horizontal="false" draw:mirror-vertical="false" draw:type="rectangle" draw:enhanced-path="M 0 0 L 21600 0 21600 21600 0 21600 0 0 Z N"/>
        </draw:custom-shape>
        <draw:connector draw:style-name="gr20" draw:text-style-name="P1" draw:layer="layout" svg:x1="10.79cm" svg:y1="7.547cm" svg:x2="10.79cm" svg:y2="8.055cm" draw:start-shape="id14" draw:start-glue-point="2" draw:end-shape="id15" draw:end-glue-point="0" svg:d="m10790 7547v508" svg:viewBox="0 0 1 509">
          <text:p/>
        </draw:connector>
        <draw:custom-shape draw:style-name="gr14" draw:text-style-name="P7" draw:layer="layout" svg:width="10.668cm" svg:height="1.016cm" svg:x="5.456cm" svg:y="9.555cm">
          <text:p text:style-name="P7"><text:span text:style-name="T5">xlator: Distribute</text:span></text:p>
          <draw:enhanced-geometry svg:viewBox="0 0 21600 21600" draw:mirror-horizontal="false" draw:mirror-vertical="false" draw:type="rectangle" draw:enhanced-path="M 0 0 L 21600 0 21600 21600 0 21600 0 0 Z N"/>
        </draw:custom-shape>
        <draw:custom-shape draw:style-name="gr14" draw:text-style-name="P7" draw:layer="layout" svg:width="5.08cm" svg:height="1.016cm" svg:x="5.456cm" svg:y="11.055cm">
          <text:p text:style-name="P7"><text:span text:style-name="T5">xlator: Replicate</text:span></text:p>
          <draw:enhanced-geometry svg:viewBox="0 0 21600 21600" draw:mirror-horizontal="false" draw:mirror-vertical="false" draw:type="rectangle" draw:enhanced-path="M 0 0 L 21600 0 21600 21600 0 21600 0 0 Z N"/>
        </draw:custom-shape>
        <draw:custom-shape draw:style-name="gr14" draw:text-style-name="P7" draw:layer="layout" svg:width="5.08cm" svg:height="1.016cm" svg:x="10.956cm" svg:y="11.055cm">
          <text:p text:style-name="P7"><text:span text:style-name="T5">xlator: Replicate</text:span></text:p>
          <draw:enhanced-geometry svg:viewBox="0 0 21600 21600" draw:mirror-horizontal="false" draw:mirror-vertical="false" draw:type="rectangle" draw:enhanced-path="M 0 0 L 21600 0 21600 21600 0 21600 0 0 Z N"/>
        </draw:custom-shape>
        <draw:connector draw:style-name="gr20" draw:text-style-name="P1" draw:layer="layout" svg:x1="10.79cm" svg:y1="9.047cm" svg:x2="10.79cm" svg:y2="9.555cm" svg:d="m10790 9047v508" svg:viewBox="0 0 1 509">
          <text:p/>
        </draw:connector>
        <draw:connector draw:style-name="gr20" draw:text-style-name="P1" draw:layer="layout" svg:x1="7.89cm" svg:y1="10.547cm" svg:x2="7.89cm" svg:y2="11.055cm" svg:d="m7890 10547v508" svg:viewBox="0 0 1 509">
          <text:p/>
        </draw:connector>
        <draw:connector draw:style-name="gr20" draw:text-style-name="P1" draw:layer="layout" svg:x1="13.49cm" svg:y1="10.547cm" svg:x2="13.49cm" svg:y2="11.055cm" svg:d="m13490 10547v508" svg:viewBox="0 0 1 509">
          <text:p/>
        </draw:connector>
        <draw:line draw:style-name="gr10" draw:text-style-name="P1" draw:layer="layout" svg:x1="10.779cm" svg:y1="12.684cm" svg:x2="10.781cm" svg:y2="14.03cm">
          <text:p/>
        </draw:line>
      </draw:page>
      <draw:page draw:name="page9" draw:style-name="dp1" draw:master-page-name="Default">
        <draw:custom-shape draw:style-name="gr13" draw:text-style-name="P8" draw:layer="layout" svg:width="12.065cm" svg:height="5.734cm" svg:x="4.937cm" svg:y="6.969cm">
          <text:p text:style-name="P8"><text:span text:style-name="T6">OpenStack</text:span></text:p>
          <draw:enhanced-geometry svg:viewBox="0 0 21600 21600" draw:mirror-horizontal="false" draw:mirror-vertical="false" draw:type="rectangle" draw:enhanced-path="M 0 0 L 21600 0 21600 21600 0 21600 0 0 Z N"/>
        </draw:custom-shape>
        <draw:custom-shape draw:style-name="gr21" draw:text-style-name="P7" draw:layer="layout" svg:width="2.91cm" svg:height="3.359cm" svg:x="6.337cm" svg:y="8.337cm">
          <text:p/>
          <draw:enhanced-geometry svg:viewBox="0 0 21600 21600" draw:mirror-horizontal="false" draw:mirror-vertical="false" draw:type="rectangle" draw:enhanced-path="M 0 0 L 21600 0 21600 21600 0 21600 0 0 Z N"/>
        </draw:custom-shape>
        <draw:custom-shape draw:style-name="gr21" draw:text-style-name="P7" draw:layer="layout" svg:width="2.91cm" svg:height="3.359cm" svg:x="6.137cm" svg:y="8.536cm">
          <text:p text:style-name="P7"><text:span text:style-name="T5"/></text:p>
          <draw:enhanced-geometry svg:viewBox="0 0 21600 21600" draw:mirror-horizontal="false" draw:mirror-vertical="false" draw:type="rectangle" draw:enhanced-path="M 0 0 L 21600 0 21600 21600 0 21600 0 0 Z N"/>
        </draw:custom-shape>
        <draw:custom-shape draw:style-name="gr11" draw:text-style-name="P7" draw:layer="layout" svg:width="12.065cm" svg:height="1.753cm" svg:x="4.937cm" svg:y="15.605cm">
          <text:p text:style-name="P7"><text:span text:style-name="T5">GlusterFS</text:span></text:p>
          <text:p text:style-name="P7"><text:span text:style-name="T5">Storage Cluster</text:span></text:p>
          <draw:enhanced-geometry svg:viewBox="0 0 21600 21600" draw:type="rectangle" draw:enhanced-path="M 0 0 L 21600 0 21600 21600 0 21600 0 0 Z N"/>
        </draw:custom-shape>
        <draw:line draw:style-name="gr10" draw:text-style-name="P1" draw:layer="layout" svg:x1="4.937cm" svg:y1="14.081cm" svg:x2="16.875cm" svg:y2="14.081cm">
          <text:p/>
        </draw:line>
        <draw:line draw:style-name="gr10" draw:text-style-name="P1" draw:layer="layout" svg:x1="10.781cm" svg:y1="14.106cm" svg:x2="10.781cm" svg:y2="15.63cm">
          <text:p/>
        </draw:line>
        <draw:connector draw:style-name="gr18" draw:text-style-name="P1" draw:layer="layout" svg:x1="10.748cm" svg:y1="18.713cm" svg:x2="10.747cm" svg:y2="18.275cm" svg:d="m10748 18713v-219h-1v-219" svg:viewBox="0 0 2 439">
          <text:p/>
        </draw:connector>
        <draw:line draw:style-name="gr10" draw:text-style-name="P1" draw:layer="layout" svg:x1="7.475cm" svg:y1="12.176cm" svg:x2="7.477cm" svg:y2="14.081cm">
          <text:p/>
        </draw:line>
        <draw:custom-shape draw:style-name="gr21" draw:text-style-name="P7" draw:layer="layout" svg:width="2.91cm" svg:height="3.359cm" svg:x="5.94cm" svg:y="8.747cm">
          <text:p text:style-name="P7"><text:span text:style-name="T5">Video</text:span></text:p>
          <text:p text:style-name="P7"><text:span text:style-name="T5">Object</text:span></text:p>
          <text:p text:style-name="P7"><text:span text:style-name="T5">Client</text:span></text:p>
          <text:p text:style-name="P7"><text:span text:style-name="T5">Instance</text:span></text:p>
          <draw:enhanced-geometry svg:viewBox="0 0 21600 21600" draw:mirror-horizontal="false" draw:mirror-vertical="false" draw:type="rectangle" draw:enhanced-path="M 0 0 L 21600 0 21600 21600 0 21600 0 0 Z N"/>
        </draw:custom-shape>
        <draw:custom-shape draw:style-name="gr21" draw:text-style-name="P7" draw:layer="layout" svg:width="4.624cm" svg:height="3.359cm" svg:x="11.438cm" svg:y="8.338cm">
          <text:p/>
          <draw:enhanced-geometry svg:viewBox="0 0 21600 21600" draw:mirror-horizontal="false" draw:mirror-vertical="false" draw:type="rectangle" draw:enhanced-path="M 0 0 L 21600 0 21600 21600 0 21600 0 0 Z N"/>
        </draw:custom-shape>
        <draw:custom-shape draw:style-name="gr21" draw:text-style-name="P7" draw:layer="layout" svg:width="4.57cm" svg:height="3.359cm" svg:x="11.238cm" svg:y="8.537cm">
          <text:p/>
          <draw:enhanced-geometry svg:viewBox="0 0 21600 21600" draw:mirror-horizontal="false" draw:mirror-vertical="false" draw:type="rectangle" draw:enhanced-path="M 0 0 L 21600 0 21600 21600 0 21600 0 0 Z N"/>
        </draw:custom-shape>
        <draw:custom-shape draw:style-name="gr21" draw:text-style-name="P7" draw:layer="layout" svg:width="4.618cm" svg:height="3.359cm" svg:x="10.936cm" svg:y="8.747cm">
          <text:p text:style-name="P7"><text:span text:style-name="T5">Video</text:span></text:p>
          <text:p text:style-name="P7"><text:span text:style-name="T5">Transcoding</text:span></text:p>
          <text:p text:style-name="P7"><text:span text:style-name="T5">Clients</text:span></text:p>
          <text:p text:style-name="P7"><text:span text:style-name="T5">Instance</text:span></text:p>
          <draw:enhanced-geometry svg:viewBox="0 0 21600 21600" draw:mirror-horizontal="false" draw:mirror-vertical="false" draw:type="rectangle" draw:enhanced-path="M 0 0 L 21600 0 21600 21600 0 21600 0 0 Z N"/>
        </draw:custom-shape>
        <draw:line draw:style-name="gr10" draw:text-style-name="P1" draw:layer="layout" svg:x1="13.375cm" svg:y1="12.177cm" svg:x2="13.377cm" svg:y2="14.082cm">
          <text:p/>
        </draw:line>
        <draw:frame draw:style-name="gr5" draw:layer="layout" svg:width="3.707cm" svg:height="0.962cm" svg:x="13.446cm" svg:y="12.992cm">
          <draw:text-box>
            <text:p>File Access</text:p>
          </draw:text-box>
        </draw:frame>
        <draw:frame draw:style-name="gr5" draw:layer="layout" svg:width="4.05cm" svg:height="0.962cm" svg:x="7.464cm" svg:y="12.965cm">
          <draw:text-box>
            <text:p>Swift Acces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ntarell" svg:font-family="Cantarel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pabon </meta:initial-creator>
    <meta:creation-date>2013-09-12T19:17:20.964246719</meta:creation-date>
    <dc:date>2013-09-15T23:06:45.827715010</dc:date>
    <dc:creator>lpabon </dc:creator>
    <meta:editing-duration>P3DT3H6M13S</meta:editing-duration>
    <meta:editing-cycles>18</meta:editing-cycles>
    <meta:generator>LibreOffice/4.1.1.2$Linux_X86_64 LibreOffice_project/410$Build-2</meta:generator>
    <meta:document-statistic meta:object-count="138"/>
  </office:meta>
</office:document-meta>
</file>